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4300000362F08D7404F1A7F19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66a61" officeooo:paragraph-rsid="00066a61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berwell Parrot</text:p>
      <text:p text:style-name="P1">GPIO Pin Assignments</text:p>
      <text:p text:style-name="Standard"/>
      <text:p text:style-name="Standard"><draw:frame draw:style-name="fr1" draw:name="Image1" text:anchor-type="char" svg:x="7.027cm" svg:y="0.219cm" svg:width="14.088cm" svg:height="14.61cm" draw:z-index="0"><draw:image xlink:href="Pictures/100000000000034300000362F08D7404F1A7F19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1T08:45:08.232000000</meta:creation-date>
    <dc:date>2024-07-11T08:52:33.530000000</dc:date>
    <meta:editing-duration>PT7M25S</meta:editing-duration>
    <meta:editing-cycles>2</meta:editing-cycles>
    <meta:generator>LibreOffice/7.6.2.1$Windows_X86_64 LibreOffice_project/56f7684011345957bbf33a7ee678afaf4d2ba333</meta:generator>
    <meta:print-date>2024-07-11T08:49:27.092000000</meta:print-date>
    <meta:document-statistic meta:table-count="0" meta:image-count="1" meta:object-count="0" meta:page-count="1" meta:paragraph-count="2" meta:word-count="5" meta:character-count="37" meta:non-whitespace-character-count="34"/>
  </office:meta>
</office:document-meta>
</file>